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size="120%">
        <mrow>
          <mover>
            <mo stretchy="false">→</mo>
            <mrow>
              <mstyle mathsize="100%">
                <mrow>
                  <mrow>
                    <mrow>
                      <mi/>
                      <mo stretchy="false">&gt;</mo>
                      <mi/>
                    </mrow>
                  </mrow>
                </mrow>
              </mstyle>
            </mrow>
          </mover>
        </mrow>
      </mstyle>
    </mrow>
    <annotation encoding="StarMath 5.0">size*1.2 rightarrow csup {size*1{`&gt;`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4:01:25.208000000</meta:creation-date>
    <meta:generator>LibreOffice/4.1.4.2$Windows_x86 LibreOffice_project/0a0440ccc0227ad9829de5f46be37cfb6edcf72</meta:generator>
  </office:meta>
</office:document-meta>
</file>